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24d32c" officeooo:paragraph-rsid="00153c63"/>
    </style:style>
    <style:style style:name="P2" style:family="paragraph" style:parent-style-name="Standard">
      <style:text-properties fo:font-variant="normal" fo:text-transform="none" fo:color="#252525" style:font-name="Liberation Serif" fo:font-size="12pt" fo:letter-spacing="normal" fo:font-style="italic" fo:font-weight="normal" officeooo:rsid="0024e6cc" officeooo:paragraph-rsid="00153c63" style:font-size-asian="12pt" style:font-style-asian="italic" style:font-size-complex="12pt" style:font-style-complex="italic"/>
    </style:style>
    <style:style style:name="P3" style:family="paragraph" style:parent-style-name="Standard">
      <style:text-properties style:font-name="Liberation Serif" fo:font-style="italic" officeooo:rsid="001e38ab" officeooo:paragraph-rsid="00153c63" style:font-style-asian="italic" style:font-style-complex="italic"/>
    </style:style>
    <style:style style:name="P4" style:family="paragraph" style:parent-style-name="Standard">
      <style:text-properties officeooo:rsid="001e38ab" officeooo:paragraph-rsid="00153c63"/>
    </style:style>
    <style:style style:name="P5" style:family="paragraph" style:parent-style-name="Standard">
      <style:text-properties officeooo:rsid="0103dccf" officeooo:paragraph-rsid="00153c63"/>
    </style:style>
    <style:style style:name="P6" style:family="paragraph" style:parent-style-name="Standard">
      <style:text-properties officeooo:rsid="0020022d" officeooo:paragraph-rsid="00153c63"/>
    </style:style>
    <style:style style:name="P7" style:family="paragraph" style:parent-style-name="Standard">
      <style:text-properties officeooo:rsid="00215f2c" officeooo:paragraph-rsid="00153c63"/>
    </style:style>
    <style:style style:name="P8" style:family="paragraph" style:parent-style-name="Standard">
      <style:text-properties officeooo:rsid="0022cf1c" officeooo:paragraph-rsid="00153c63"/>
    </style:style>
    <style:style style:name="P9" style:family="paragraph" style:parent-style-name="Standard">
      <style:text-properties officeooo:rsid="00235366" officeooo:paragraph-rsid="00153c63"/>
    </style:style>
    <style:style style:name="P10" style:family="paragraph" style:parent-style-name="Standard">
      <style:text-properties officeooo:rsid="0024905d" officeooo:paragraph-rsid="00153c63"/>
    </style:style>
    <style:style style:name="P11" style:family="paragraph" style:parent-style-name="Standard">
      <style:text-properties officeooo:rsid="0024b371" officeooo:paragraph-rsid="00153c63"/>
    </style:style>
    <style:style style:name="T1" style:family="text">
      <style:text-properties officeooo:rsid="012100c4"/>
    </style:style>
    <style:style style:name="T2" style:family="text">
      <style:text-properties officeooo:rsid="0022cf1c"/>
    </style:style>
    <style:style style:name="T3" style:family="text">
      <style:text-properties officeooo:rsid="0120bb6a"/>
    </style:style>
    <style:style style:name="T4" style:family="text">
      <style:text-properties officeooo:rsid="03145d61"/>
    </style:style>
    <style:style style:name="T5" style:family="text">
      <style:text-properties officeooo:rsid="001fee05"/>
    </style:style>
    <style:style style:name="T6" style:family="text">
      <style:text-properties officeooo:rsid="0103dccf"/>
    </style:style>
    <style:style style:name="T7" style:family="text">
      <style:text-properties officeooo:rsid="0024b371"/>
    </style:style>
    <style:style style:name="T8" style:family="text">
      <style:text-properties officeooo:rsid="0024d32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/>
      <text:p text:style-name="P4">Вот и минули десять лет. Долго ль, коротко ль они тянулись не могу судить, так как десять лет спустя это был уже другой я.</text:p>
      <text:p text:style-name="P4">Десять лет назад из меня сделали ниву просвещения и начали возделывать для обращения в полезный обществу член.</text:p>
      <text:p text:style-name="P4">Полагаю, пахари и сеятели от образования, в основном, достигли поставленной цели.</text:p>
      <text:p text:style-name="P4">Я вырос от октябрёнка до комсорга школы. </text:p>
      <text:p text:style-name="P4">Я понял, что плевать в небо, при наличии всемирного тяготения — бессмысленно.</text:p>
      <text:p text:style-name="P4">И хотя мне не хватало комсомольского задора, чтобы на общешкольном комсомольском собрании <text:span text:style-name="T2">подпевать </text:span>граммофонной записи «Интернационала» в исполнении Академического Большого хора, я твёрдо верил, что СССР — оплот мира во всём мире. </text:p>
      <text:p text:style-name="P4">Достаточно вспомнить красные флажки с жёлтым голубем.</text:p>
      <text:p text:style-name="P4">И вообще мы самые сильные во всём, а отстаём только в музыке. <text:s/></text:p>
      <text:p text:style-name="P5">В паре песен «Beatles» больше интересных аккордов, чем во всей советской песенной продукции. </text:p>
      <text:p text:style-name="P5"><text:span text:style-name="T3">У нас все</text:span> песни в ля-миноре. </text:p>
      <text:p text:style-name="P5">Вот только зря «битлы» в политику полезли, <text:span text:style-name="T3">когда </text:span>Джон Леннон сказал, будто в Советском Союзе фашизм. </text:p>
      <text:p text:style-name="P5"><text:span text:style-name="T4">Это не в Англии, а</text:span> у нас <text:span text:style-name="T3">во время войны </text:span>двадцать миллионов <text:span text:style-name="T3">полегло из-за</text:span> фашистов. </text:p>
      <text:p text:style-name="P5">А «битлы» занимались бы <text:span text:style-name="T3">лучше</text:span> <text:span text:style-name="T3">только</text:span> музыкой. </text:p>
      <text:p text:style-name="P5">Но всё равно, Фурцева — сука, что не пустила их с гастролями в Союз. </text:p>
      <text:p text:style-name="P5">Сама-то <text:span text:style-name="T3">за закрытыми дверями их </text:span>послушала, а потом: «извините, наш слушатель вашу музыку не поймёт». </text:p>
      <text:p text:style-name="P5">А они готовились, даже написали «Back To The USSR». </text:p>
      <text:p text:style-name="P4"/>
      <text:p text:style-name="P4"><text:span text:style-name="T5">Что касается школьной программы, то х</text:span>имию я <text:span text:style-name="T5">совсем</text:span> не постиг, так же как и алгебру с тригонометрией и ряд прочих предметов, до которых <text:span text:style-name="T5">всё никак </text:span>руки не до<text:span text:style-name="T5">ходи</text:span>ли, но зато был обучен отличать Фамусова от Грибоедова. </text:p>
      <text:p text:style-name="P6">Чем плохой запас знаний для вступления в светлую жизнь? </text:p>
      <text:p text:style-name="P6">А что-то менять, дополнять уже поздно. Срок истёк. </text:p>
      <text:p text:style-name="P6">Близились выпускные экзамены и выпускной вечер, <text:span text:style-name="T1">и последующая</text:span> <text:span text:style-name="T3">р</text:span>омантическая встреча выпускников <text:span text:style-name="T1">с</text:span> рассвет<text:span text:style-name="T1">ом</text:span> нового дня.</text:p>
      <text:p text:style-name="P6">Но всё это отходило на второй план и заслонялось более важным делом. </text:p>
      <text:p text:style-name="P6">Мы готовились к конкурсу.</text:p>
      <text:p text:style-name="P6">На этот раз горком комсомола организовывал конкурс на лучший вокально-инструментальный ансамбль. </text:p>
      <text:p text:style-name="P6">Хотите ВИА? <text:span text:style-name="T4">Вы п</text:span>ол<text:span text:style-name="T4">ý</text:span>чите ВИА!</text:p>
      <text:p text:style-name="P6"/>
      <text:p text:style-name="P6">Всю зиму мы делали электрогитары по чертежам из журналов «Радио» и «Юный техник». Задолго до объявленного конкурса.</text:p>
      <text:p text:style-name="P6">Мы экспериментировали с установкой пьезо-элементов на обычные акустические гитары.</text:p>
      <text:p text:style-name="P6"><text:s/>Звук усиливался, как от засунутого микрофона, но не становился электрогитарным. К тому же, гитары за семь рублей пятьдесят копеек не смотрятся как те — <text:s/>на чёрно-белых фотках девять на тринадцать разных забойных групп с волосами ниже плеч.</text:p>
      <text:p text:style-name="P6"/>
      <text:p text:style-name="P7">Хочешь гитару с рогатым корпусом? Вырезай из трёхсантиметровой фанеры.</text:p>
      <text:p text:style-name="P7">Больше всего возни с грифами. Те, что мы изготовили по чертежам не строили. </text:p>
      <text:p text:style-name="P7">Как понять «<text:span text:style-name="T6">не строили»</text:span>?</text:p>
      <text:p text:style-name="P7">Если дёрнешь гитарную струну прижав её на двенадцатом ладу, а потом её же, но отпущенную, должна звучать одна и та же нота, просто через октаву. </text:p>
      <text:p text:style-name="P7"><text:span text:style-name="T6">А у</text:span> нас звучали неодинаковые ноты. Гитары не строили. </text:p>
      <text:p text:style-name="P7"><text:soft-page-break/>Вот что это значит.</text:p>
      <text:p text:style-name="P7">Пришлось ставить грифы от обычных гитар. </text:p>
      <text:p text:style-name="P7">Головки таких грифов с прорезями для натяжки струн никак не вяжутся с электрогитарным видом. </text:p>
      <text:p text:style-name="P7"><text:span text:style-name="T1">Чтоб заменить такие головки, их предварительно приходится</text:span> <text:s/>выпиливать, <text:span text:style-name="T1">вы</text:span>нимать и <text:span text:style-name="T1">на их место</text:span> <text:span text:style-name="T1">подгонять</text:span> самодельны<text:span text:style-name="T1">е,</text:span> сплошны<text:span text:style-name="T1">е,</text:span> с шестью колышками в один ряд.</text:p>
      <text:p text:style-name="P7"/>
      <text:p text:style-name="P8">Схемы электрической оснастки гитары паял отец и он же достал экранированный провод в металлической оплётке для подключения гитары в усилитель.</text:p>
      <text:p text:style-name="P8">Без такого провода электрогитары жутко «фонят», то есть издают далёкий от музыки шум.</text:p>
      <text:p text:style-name="P8">Испытания проводились у нас на хате с подключением изделия в древний радиоприёмник. Отец сказал, что без разницы — если заиграет тут, то через усилитель вообще как миленькая будет.</text:p>
      <text:p text:style-name="P8">Больше всего мороки задал звукосниматель. </text:p>
      <text:p text:style-name="P8">Это такая коробочка с электрокатушками определённого сопротивления; по катушке под каждую струну, по шестьсот витков тонкой как волос медной проволоки на каждую катушку.</text:p>
      <text:p text:style-name="P8">Но вот всё собрано и из радиоприёмника рвутся электрогитарные взвывы нот и оглушительно сталистые аккорды. Мы довольны. Отец тоже. </text:p>
      <text:p text:style-name="P8">Теперь можно всё разбирать, <text:span text:style-name="T6">заравнивать</text:span> фанеру наждаком, шпаклевать и снова полировать мелкой шкуркой. Красить пульверизатором.</text:p>
      <text:p text:style-name="P8"><text:span text:style-name="T6">И в</text:span>от они — две красные и одна чёрная (бас-гитара); не такие лощёные как в журнальных картинках, но тоже рогатенькие.</text:p>
      <text:p text:style-name="P8"/>
      <text:p text:style-name="P9">В <text:span text:style-name="T6">результате</text:span> на участие в конкурсе были поданы две заявки: одна от ВИА «Кристалл» при Доме Культуры им. Луначарского, он же Лунатик, и вторая от ВИА «Орфеи» при Клубе завода КПВРЗ.</text:p>
      <text:p text:style-name="P9">Ребята из Лунатика занимались этим делом не первый год, у них имелся электроорган, на котором играл Саша Баша закончивший музшколу по классу фортепиано. </text:p>
      <text:p text:style-name="P9">Он являлся руководителем их ансамбля, а по совместительству капитаном <text:span text:style-name="T6">команды </text:span>КВН <text:span text:style-name="T6">из </text:span>престижной одиннадцатой школы. <text:s/></text:p>
      <text:p text:style-name="P9">Помимо концертов в ДК они ещё играли «халтуры» — то есть музыкальное сопровождение на свадьбах, днях рожденья, вечерах. Две гитары, орган, ударные.</text:p>
      <text:p text:style-name="P9"/>
      <text:p text:style-name="P9">Нас тоже было четверо, мы ни хрена не рубили в музграмоте, за исключением Чубы, но за нами стоял Клуб.</text:p>
      <text:p text:style-name="P10">Если техническую мощь мы наращивали на хате, то местом повышения уровня музобразования нам служил Клуб. </text:p>
      <text:p text:style-name="P10">Чубу, опять-таки это не касалось, он имел достаточную образованность по классу баяна.</text:p>
      <text:p text:style-name="P10">Оттого-то ему легко освоить бас-гитару — её партия совпадает с той, что баянист играет на кнопочках басов под левой рукой.</text:p>
      <text:p text:style-name="P10"/>
      <text:p text:style-name="P10">Так что на концерт классической гитары, объявленный в Клубе скромной афишкой об исполнителе Звереве <text:span text:style-name="T1">из</text:span> Киевской филармонии, пошли только мы с Владей. <text:s text:c="2"/></text:p>
      <text:p text:style-name="P10">Чепе оно тоже незачем — <text:s/>ведь он барабанщик.</text:p>
      <text:p text:style-name="P10">В вестибюле Клуба и на площадке у входа в кинозал оказалось необыкновенно людно. И всё молодёжь. </text:p>
      <text:p text:style-name="P10">Кто бы мог подумать, что на Посёлке так любят гитарную классику! </text:p>
      <text:p text:style-name="P10">Мы толпились у входа <text:span text:style-name="T1">в зал</text:span>, когда <text:span text:style-name="T7">снизу вдоль лестницы и среди парней вокруг нас поднялся шумок, словно порыв ветра налетающий перед грозой:</text:span></text:p>
      <text:p text:style-name="P10">- <text:span text:style-name="T7">Вафлистки! Вафлистки идут!</text:span></text:p>
      <text:p text:style-name="P11">По широкой лестнице с первого этажа подымались две девушки.</text:p>
      <text:p text:style-name="P11">Когда они достигли площадки тут царила полная тишина, но все взгляды были прикованы к <text:soft-page-break/>ним. </text:p>
      <text:p text:style-name="P11">Меня поразила молочная чистота кожи на их лицах.</text:p>
      <text:p text:style-name="P11">Окружённые стеной вылупившегося на них молчания, они свернули вправо — в зеркальный зал балетной секции Клуба, где проводился вечер отдыха «бурсаков», они же <text:s/>«<text:span text:style-name="T8">Г</text:span>ПТУ номер четыре».</text:p>
      <text:p text:style-name="P11">А нам с Владей налево, в горстку зрителей-слушателей черноволосого гитариста-лауреата в классическом чёрном костюме и в толстых очках с чёрной оправой.</text:p>
      <text:p text:style-name="P11">Он сидел над нами на сцене с акустической гитарой, объявлял автора муз<text:span text:style-name="T8">ы</text:span>ки и — играл. </text:p>
      <text:p text:style-name="P11">Но как играл! </text:p>
      <text:p text:style-name="P11">Непостижимо. Недостижимо.</text:p>
      <text:p text:style-name="P1">После концерта мы с Владей постучали в дверь комнаты, где он укладывал свой классический чёрный костюм в твёрдый чёрный футляр своей гитары. </text:p>
      <text:p text:style-name="P1">Мы представились как желающие научиться. Что делать? С чего начать?</text:p>
      <text:p text:style-name="P1">И он дал нам бесплатную консультацию. Он достал из под костюма в футляре свой инструмент и показал как и на каких ладах берутся флажколеты. </text:p>
      <text:p text:style-name="P1">Потом он сложил всё обратно и ушёл на вокзал ехать ещё куда-то на ночь глядя.</text:p>
      <text:p text:style-name="P1">Но напоследок он посоветовал нам найти польские музыкальные журналы. Они сейчас печатают много поп-музыки с указанием аккордов над словами песен. </text:p>
      <text:p text:style-name="P1"><text:span text:style-name="T1">Но в </text:span><text:s/>Конотопе таких журналов не <text:span text:style-name="T1">сыскать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1T17:18:52.577953515</meta:creation-date>
    <dc:date>2017-03-01T17:18:58.718914384</dc:date>
    <dc:creator>sehrguey </dc:creator>
    <meta:editing-duration>PT6S</meta:editing-duration>
    <meta:editing-cycles>1</meta:editing-cycles>
    <meta:document-statistic meta:table-count="0" meta:image-count="0" meta:object-count="0" meta:page-count="3" meta:paragraph-count="72" meta:word-count="1056" meta:character-count="6922" meta:non-whitespace-character-count="5882"/>
    <meta:generator>LibreOffice/4.3.3.2$Linux_x86 LibreOffice_project/430m0$Build-2</meta:generator>
  </office:meta>
</office:document-meta>
</file>